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348.3mm" svg:height="192.3mm" svg:x="87.56mm" svg:y="41.44mm">
            <draw:object draw:notify-on-update-of-ranges="Sheet2.B3:Sheet2.B3 Sheet2.B4:Sheet2.B15 Sheet2.C3:Sheet2.C3 Sheet2.C4:Sheet2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publications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3]+1" office:value-type="float" office:value="2007" calcext:value-type="float">
            <text:p>20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[.B4]+1" office:value-type="float" office:value="2008" calcext:value-type="float">
            <text:p>200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table:formula="of:=[.B5]+1" office:value-type="float" office:value="2009" calcext:value-type="float">
            <text:p>200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B6]+1" office:value-type="float" office:value="2010" calcext:value-type="float">
            <text:p>20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7]+1" office:value-type="float" office:value="2011" calcext:value-type="float">
            <text:p>20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table:formula="of:=[.B8]+1" office:value-type="float" office:value="2012" calcext:value-type="float">
            <text:p>20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9]+1" office:value-type="float" office:value="2013" calcext:value-type="float">
            <text:p>201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table:formula="of:=[.B10]+1" office:value-type="float" office:value="2014" calcext:value-type="float">
            <text:p>201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table:formula="of:=[.B11]+1" office:value-type="float" office:value="2015" calcext:value-type="float">
            <text:p>201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table:formula="of:=[.B12]+1" office:value-type="float" office:value="2016" calcext:value-type="float">
            <text:p>201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table:formula="of:=[.B13]+1" office:value-type="float" office:value="2017" calcext:value-type="float">
            <text:p>201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table:formula="of:=[.B14]+1" office:value-type="float" office:value="2018" calcext:value-type="float">
            <text:p>201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/>
          <table:table-cell table:formula="of:=[.B15]+1" office:value-type="float" office:value="2019" calcext:value-type="float">
            <text:p>2019</text:p>
          </table:table-cell>
          <table:table-cell office:value-type="float" office:value="758" calcext:value-type="float">
            <text:p>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8:03:05.606043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3T03:18:38.008224268</meta:creation-date>
    <dc:date>2019-11-25T18:05:47.204528366</dc:date>
    <meta:editing-duration>PT5M7S</meta:editing-duration>
    <meta:editing-cycles>2</meta:editing-cycles>
    <meta:generator>LibreOffice/6.3.3.2$Linux_X86_64 LibreOffice_project/30$Build-2</meta:generator>
    <dc:creator>Luis Manso</dc:cre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831cm" svg:height="19.231cm" xlink:href=".." xlink:type="simple" chart:class="chart:line" chart:style-name="ch1">
        <chart:title svg:x="13.278cm" svg:y="0.52cm" chart:style-name="ch2">
          <text:p>Number of publications per year</text:p>
        </chart:title>
        <chart:plot-area chart:style-name="ch3" table:cell-range-address="Sheet2.B3:Sheet2.C15" chart:data-source-has-labels="both" svg:x="4.169cm" svg:y="2.925cm" svg:width="26.573cm" svg:height="13.299cm">
          <chartooo:coordinate-region svg:x="5.293cm" svg:y="3.204cm" svg:width="24.865cm" svg:height="12.214cm"/>
          <chart:axis chart:dimension="x" chart:name="primary-x" chart:style-name="ch4" chartooo:axis-type="text">
            <chart:title svg:x="16.863cm" svg:y="16.608cm" chart:style-name="ch5">
              <text:p>year</text:p>
            </chart:title>
            <chart:categories table:cell-range-address="Sheet2.B4:Sheet2.B15"/>
          </chart:axis>
          <chart:axis chart:dimension="y" chart:name="primary-y" chart:style-name="ch6">
            <chart:title svg:x="2.621cm" svg:y="11.026cm" chart:style-name="ch7">
              <text:p>publications</text:p>
            </chart:title>
            <chart:grid chart:style-name="ch8" chart:class="major"/>
          </chart:axis>
          <chart:series chart:style-name="ch9" chart:values-cell-range-address="Sheet2.C4:Sheet2.C15" chart:label-cell-address="Sheet2.C3:Sheet2.C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9</text:p>
                <draw:g>
                  <svg:desc>Sheet2.C3:Sheet2.C3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Sheet2.B4:Sheet2.B15</svg:desc>
                </draw:g>
              </table:table-cell>
              <table:table-cell office:value-type="float" office:value="91">
                <text:p>91</text:p>
                <draw:g>
                  <svg:desc>Sheet2.C4:Sheet2.C15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44">
                <text:p>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